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qlParameter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.getValue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qlParameterSource.addValue( String paramName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SqlParameterSource.MapSqlParameterSource( @ Nullable Map &lt; String , ?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.MapSqlParameter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SqlParameterSource.hasValu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.addValues( @ Nullable Map &lt; String , ? &gt;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SqlParameterSource.addValue( String paramName , @ Nullable Object value ,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qlParameterSource.MapSqlParameterSource( String param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.addValue( String paramName , @ Nullable Object value , int sqlType ,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